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list-style-name="LFO2" style:family="paragraph"/>
    <style:style style:name="P22" style:parent-style-name="Normal" style:list-style-name="LFO2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Heading1Char">PlayWright</text:span><text:line-break/><text:line-break/>If you're encountering issues related to your Playwright version, let’s ensure everything is set up correctly with the latest process. Here’s how to create a new Playwright project step by step:</text:p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P2">Step 1: Check or Install Playwright</text:p>
      <text:list text:style-name="LFO1" text:continue-numbering="true">
        <text:list-item>
          <text:p text:style-name="P3"><text:span text:style-name="T4">Ensure Playwright is Installed</text:span><text:line-break/>Install Playwright if it's not already installed in your project:</text:p>
        </text:list-item>
        <text:list-item>
          <text:p text:style-name="P5">npm install --save-dev playwright</text:p>
        </text:list-item>
        <text:list-item>
          <text:p text:style-name="P6"><text:span text:style-name="T7">Check Your Playwright Version</text:span><text:line-break/>To check the installed version:</text:p>
        </text:list-item>
        <text:list-item>
          <text:p text:style-name="P8">npx playwright --version</text:p>
        </text:list-item>
      </text:list>
      <text:p text:style-name="Normal">Ensure you have the latest version of Playwright. Update it if necessary:</text:p>
      <text:p text:style-name="Normal">npm install playwright@latest --save-dev</text:p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P9">Step 2: Manually Set Up a New Project</text:p>
      <text:p text:style-name="Normal">Since npx playwright init is deprecated in newer versions, you can manually set up a Playwright project.</text:p>
      <text:p text:style-name="P10">1. Create a New Node.js Project</text:p>
      <text:p text:style-name="Normal">mkdir my-playwright-project</text:p>
      <text:p text:style-name="Normal">cd my-playwright-project</text:p>
      <text:p text:style-name="Normal">npm init -y</text:p>
      <text:p text:style-name="P11">2. Install Playwright</text:p>
      <text:p text:style-name="Normal">npm install --save-dev playwright</text:p>
      <text:p text:style-name="P12">3. Install the Test Runner</text:p>
      <text:p text:style-name="Normal">If you want to use Playwright's test runner, install:</text:p>
      <text:p text:style-name="Normal">npm install --save-dev @playwright/test</text:p>
      <text:p text:style-name="P13">4. Set Up Configuration</text:p>
      <text:p text:style-name="Normal">Create a playwright.config.ts file in the root of your project with this content:</text:p>
      <text:p text:style-name="Normal">import { defineConfig } from '@playwright/test';</text:p>
      <text:p text:style-name="Normal"/>
      <text:p text:style-name="Normal">export default defineConfig({</text:p>
      <text:p text:style-name="Normal"><text:s text:c="2"/>testDir: './tests', // Directory where tests are stored</text:p>
      <text:soft-page-break/>
      <text:p text:style-name="Normal"><text:s text:c="2"/>timeout: 30000, <text:s text:c="4"/>// Timeout for each test</text:p>
      <text:p text:style-name="Normal"><text:s text:c="2"/>retries: 1, <text:s text:c="8"/>// Retry failed tests once</text:p>
      <text:p text:style-name="Normal"><text:s text:c="2"/>use: {</text:p>
      <text:p text:style-name="Normal"><text:s text:c="4"/>headless: true, // Run tests in headless mode</text:p>
      <text:p text:style-name="Normal"><text:s text:c="4"/>baseURL: 'https://example.com',</text:p>
      <text:p text:style-name="Normal"><text:s text:c="4"/>viewport: { width: 1280, height: 720 },</text:p>
      <text:p text:style-name="Normal"><text:s text:c="4"/>ignoreHTTPSErrors: true,</text:p>
      <text:p text:style-name="Normal"><text:s text:c="2"/>},</text:p>
      <text:p text:style-name="Normal">});</text:p>
      <text:p text:style-name="P14">5. Write a Test</text:p>
      <text:p text:style-name="Normal">Create a tests folder and add a file example.spec.ts:</text:p>
      <text:p text:style-name="Normal">import { test, expect } from '@playwright/test';</text:p>
      <text:p text:style-name="Normal"/>
      <text:p text:style-name="Normal">test('basic test', async ({ page }) =&gt; {</text:p>
      <text:p text:style-name="Normal"><text:s text:c="2"/>await page.goto('https://example.com');</text:p>
      <text:p text:style-name="Normal"><text:s text:c="2"/>const title = await page.title();</text:p>
      <text:p text:style-name="Normal"><text:s text:c="2"/>expect(title).toBe('Example Domain');</text:p>
      <text:p text:style-name="Normal">});</text:p>
      <text:p text:style-name="P15">6. Run Your Tests</text:p>
      <text:p text:style-name="Normal">Run tests with:</text:p>
      <text:p text:style-name="Normal">npx playwright test</text:p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P16">Step 3: Optional - Use Playwright Codegen</text:p>
      <text:p text:style-name="Normal">You can generate scripts interactively:</text:p>
      <text:p text:style-name="Normal">npx playwright codegen</text:p>
      <text:p text:style-name="Normal">This opens a browser window where you can record your interactions, and Playwright will generate the test code for you.</text:p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P17">Step 4: Explore Browsers and Other Features</text:p>
      <text:list text:style-name="LFO2" text:continue-numbering="true">
        <text:list-item>
          <text:p text:style-name="P18">Install all supported browsers:<text:s/></text:p>
        </text:list-item>
        <text:list-item>
          <text:p text:style-name="P19">npx playwright install</text:p>
        </text:list-item>
        <text:list-item>
          <text:p text:style-name="P20">Run tests for specific browsers:<text:s/></text:p>
        </text:list-item>
        <text:list-item>
          <text:p text:style-name="P21">npx playwright test --project=chromium</text:p>
        </text:list-item>
        <text:list-item>
          <text:p text:style-name="P22">npx playwright test --project=firefox</text:p>
        </text:list-item>
      </text:list>
      <text:p text:style-name="Normal">Let me know if you need help with any specific part of the process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i Pham</meta:initial-creator>
    <dc:creator>Hai Pham</dc:creator>
    <meta:creation-date>2024-11-28T02:59:00Z</meta:creation-date>
    <dc:date>2024-11-28T03:00:00Z</dc:date>
    <meta:template xlink:href="Normal.dotm" xlink:type="simple"/>
    <meta:editing-cycles>1</meta:editing-cycles>
    <meta:editing-duration>PT60S</meta:editing-duration>
    <meta:document-statistic meta:page-count="3" meta:paragraph-count="4" meta:word-count="352" meta:character-count="2356" meta:row-count="16" meta:non-whitespace-character-count="2008"/>
  </office:meta>
</office:document-meta>
</file>